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4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5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6" style:family="paragraph" style:parent-style-name="Standard">
      <style:text-properties style:font-name="Calibri Light" fo:font-size="10pt" officeooo:rsid="0019ab4d" officeooo:paragraph-rsid="0019ab4d" style:font-size-asian="8.75pt" style:font-size-complex="10pt"/>
    </style:style>
    <style:style style:name="P7" style:family="paragraph" style:parent-style-name="Standard">
      <style:text-properties style:font-name="Calibri Light" fo:font-size="10pt" officeooo:rsid="0019ab4d" officeooo:paragraph-rsid="0019ab4d" style:font-size-asian="10pt" style:font-size-complex="10pt"/>
    </style:style>
    <style:style style:name="P8" style:family="paragraph" style:parent-style-name="Standard">
      <style:text-properties style:font-name="Calibri Light" fo:font-size="9pt" fo:font-weight="bold" officeooo:rsid="0019ab4d" officeooo:paragraph-rsid="0019ab4d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10pt" officeooo:rsid="0019ab4d" officeooo:paragraph-rsid="001e9c24" style:font-size-asian="10pt" style:font-size-complex="10pt"/>
    </style:style>
    <style:style style:name="P10" style:family="paragraph" style:parent-style-name="Standard">
      <style:text-properties style:font-name="Consolas" fo:font-size="10pt" officeooo:rsid="0019ab4d" officeooo:paragraph-rsid="0019ab4d" style:font-size-asian="10pt" style:font-size-complex="10pt"/>
    </style:style>
    <style:style style:name="P11" style:family="paragraph" style:parent-style-name="Standard">
      <style:text-properties style:font-name="Consolas" fo:font-size="10pt" officeooo:rsid="0019ab4d" officeooo:paragraph-rsid="0019ab4d" style:font-size-asian="8.75pt" style:font-size-complex="10pt"/>
    </style:style>
    <style:style style:name="P12" style:family="paragraph" style:parent-style-name="Standard">
      <style:text-properties style:font-name="Consolas" fo:font-size="10pt" style:text-underline-style="none" officeooo:rsid="0019ab4d" officeooo:paragraph-rsid="0019ab4d" style:font-size-asian="8.75pt" style:font-size-complex="10pt"/>
    </style:style>
    <style:style style:name="P13" style:family="paragraph" style:parent-style-name="Standard">
      <style:text-properties style:font-name="Consolas" fo:font-size="10pt" style:text-underline-style="none" officeooo:rsid="0019ab4d" officeooo:paragraph-rsid="001fd2f7" style:font-size-asian="8.75pt" style:font-size-complex="10pt"/>
    </style:style>
    <style:style style:name="T1" style:family="text">
      <style:text-properties officeooo:rsid="001d973c"/>
    </style:style>
    <style:style style:name="T2" style:family="text">
      <style:text-properties officeooo:rsid="001e9c24"/>
    </style:style>
    <style:style style:name="T3" style:family="text">
      <style:text-properties officeooo:rsid="001b3e6b"/>
    </style:style>
    <style:style style:name="T4" style:family="text">
      <style:text-properties officeooo:rsid="001f0b1d"/>
    </style:style>
    <style:style style:name="T5" style:family="text">
      <style:text-properties officeooo:rsid="001fd2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3"/>
      <text:p text:style-name="P5">A travé<text:span text:style-name="T1">s </text:span>de Comp<text:span text:style-name="T1">ass</text:span> de MongoDB, accede al archivo MOVIES dentro de la bases de datos de SAMPLE_MFLIX dentro de las colecciones que ofrece la aplicación por defecto. </text:p>
      <text:p text:style-name="P4"/>
      <text:p text:style-name="P5">Realiza las siguientes consultas aplicando los filtros pertinentes en el cuadro de texto.</text:p>
      <text:p text:style-name="P3"/>
      <text:p text:style-name="P2">Ejercicio 1.- Busca las películas de género Drama.</text:p>
      <text:p text:style-name="P7"/>
      <text:p text:style-name="P10">{genres:{$eq:"Drama"}}</text:p>
      <text:p text:style-name="P7"/>
      <text:p text:style-name="P2">Ejercicio 2.- Busca las películas de género Drama y Fantasy.</text:p>
      <text:p text:style-name="P7"/>
      <text:p text:style-name="P9">{$and:[<text:line-break/>{genres:{$eq:"<text:span text:style-name="T2">Drama</text:span>"}},<text:line-break/>{genres:{$eq:"<text:span text:style-name="T2">Fantasy</text:span>"}}<text:line-break/>]}</text:p>
      <text:p text:style-name="P7"/>
      <text:p text:style-name="P2">Ejercicio 3.- Busca las películas de género Drama o Action.</text:p>
      <text:p text:style-name="P6"/>
      <text:p text:style-name="P11">{$or:[<text:line-break/>{genres:{$eq:"Drama"}},<text:line-break/>{genres:{$eq:"Action"}}<text:line-break/>]}</text:p>
      <text:p text:style-name="P6"/>
      <text:p text:style-name="P2">Ejercicio <text:span text:style-name="T3">4</text:span>.- Busca las películas de género distinto a Drama o Action.</text:p>
      <text:p text:style-name="P10"/>
      <text:p text:style-name="P10">{genres:{$nin:["Drama", "Action"]}}</text:p>
      <text:p text:style-name="P10"/>
      <text:p text:style-name="P2">Ejercicio <text:span text:style-name="T3">5</text:span>.- Busca las películas con una duración mayor que 120.</text:p>
      <text:p text:style-name="P11"/>
      <text:p text:style-name="P11">{runtime:{$gt:120}}</text:p>
      <text:p text:style-name="P11"/>
      <text:p text:style-name="P2">Ejercicio <text:span text:style-name="T3">6.</text:span>- Busca las películas que tengan una nota mayor que 80 en Metacritic.</text:p>
      <text:p text:style-name="P11"/>
      <text:p text:style-name="P12">{"<text:span text:style-name="T5">metacritic</text:span>":{$gt:80}}</text:p>
      <text:p text:style-name="P11"/>
      <text:p text:style-name="P2">Ejercicio <text:span text:style-name="T3">7</text:span>.- Busca las películas que tengan una nota menor que 80 en Metacritic.</text:p>
      <text:p text:style-name="P11"/>
      <text:p text:style-name="P13">{"<text:span text:style-name="T5">metacritic</text:span>":{$<text:span text:style-name="T2">l</text:span>t:80}}</text:p>
      <text:p text:style-name="P11"/>
      <text:p text:style-name="P2">Ejercicio <text:span text:style-name="T3">8.</text:span>- Busca las películas que tengan una igual a 80 en Metacritic.</text:p>
      <text:p text:style-name="P11"/>
      <text:p text:style-name="P13">{"<text:span text:style-name="T5">metacritic</text:span>":{$<text:span text:style-name="T2">eq</text:span>:80}}</text:p>
      <text:p text:style-name="P11"/>
      <text:p text:style-name="P2">Ejercicio <text:span text:style-name="T3">9</text:span>.- Busca las películas que tengan una mayor o igual a 80 en Metacritic.</text:p>
      <text:p text:style-name="P11"/>
      <text:p text:style-name="P13">{"<text:span text:style-name="T5">metacritic</text:span>":{$gt<text:span text:style-name="T4">e</text:span>:80}}</text:p>
      <text:p text:style-name="P11"/>
      <text:p text:style-name="P2">Ejercicio <text:span text:style-name="T3">10.</text:span>- Busca las películas que tengan una menor o igual a 80 en Metacritic.</text:p>
      <text:p text:style-name="P8"/>
      <text:p text:style-name="P13">{"<text:span text:style-name="T5">metacritic</text:span>":{$<text:span text:style-name="T4">lte</text:span>:80}}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12T08:19:57.179000000</dc:date>
    <meta:editing-duration>PT54M2S</meta:editing-duration>
    <meta:editing-cycles>8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23" meta:word-count="183" meta:character-count="1296" meta:non-whitespace-character-count="1135"/>
  </office:meta>
</office:document-meta>
</file>